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ec6" officeooo:paragraph-rsid="001e5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ng To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16:25.106830121</meta:creation-date>
    <dc:date>2017-06-23T20:21:34.187932055</dc:date>
    <meta:editing-duration>PT5M10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5.1.6.2$Linux_X86_64 LibreOffice_project/10m0$Build-2</meta:generator>
  </office:meta>
</office:document-meta>
</file>